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ae45" officeooo:paragraph-rsid="001dae45"/>
    </style:style>
    <style:style style:name="P2" style:family="paragraph" style:parent-style-name="Standard">
      <style:text-properties fo:font-weight="bold" officeooo:rsid="001dae45" officeooo:paragraph-rsid="001dae45" style:font-weight-asian="bold" style:font-weight-complex="bold"/>
    </style:style>
    <style:style style:name="P3" style:family="paragraph" style:parent-style-name="Standard">
      <style:text-properties fo:language="zxx" fo:country="none" fo:font-style="normal" style:text-underline-style="none" fo:font-weight="normal" officeooo:rsid="00375f09" officeooo:paragraph-rsid="001dae4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" style:family="paragraph" style:parent-style-name="Standard">
      <style:text-properties fo:language="zxx" fo:country="none" fo:font-style="normal" style:text-underline-style="none" fo:font-weight="normal" officeooo:rsid="001e2d9d" officeooo:paragraph-rsid="001e2d9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" style:family="paragraph" style:parent-style-name="Standard">
      <style:text-properties fo:language="zxx" fo:country="none" fo:font-style="normal" style:text-underline-style="none" fo:font-weight="normal" officeooo:rsid="001e6b18" officeooo:paragraph-rsid="001e6b1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" style:family="paragraph" style:parent-style-name="Standard">
      <style:text-properties fo:language="zxx" fo:country="none" fo:font-style="normal" style:text-underline-style="none" fo:font-weight="bold" officeooo:rsid="001e6b18" officeooo:paragraph-rsid="001e6b1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" style:family="text">
      <style:text-properties officeooo:rsid="00378144"/>
    </style:style>
    <style:style style:name="T2" style:family="text">
      <style:text-properties officeooo:rsid="002065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2.11.18</text:p>
      <text:p text:style-name="P1">Paul Morgenthaler / Max Baumann</text:p>
      <text:p text:style-name="P1"/>
      <text:p text:style-name="P1"/>
      <text:p text:style-name="P3">Anfertigung der "Credits" in Libre Office <text:span text:style-name="T1">um sie in Blender als Animation umzusetzen.</text:span></text:p>
      <text:p text:style-name="P4">Darauf folgte die Einarbeit in Blender, Zusammenarbeit mit den anwesenden Scrum Mastern war auch nötig.</text:p>
      <text:p text:style-name="P4"/>
      <text:p text:style-name="P6">19.11.18</text:p>
      <text:p text:style-name="P5">Paul Morgenthaler / Max Baumann</text:p>
      <text:p text:style-name="P5"/>
      <text:p text:style-name="P5">Anfertigung der Schriftrollenanimation in Blender. <text:span text:style-name="T2">Leider wurde aller Fortschritt durch Robin Burghardt gelöscht, weswegen wir nochmehr Zeit aufwenden dürfen. Ausserdem planen wir schonmal das Rendern der fertigen Animationen auf mehreren Computern in Raum H19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43S</meta:editing-duration>
    <meta:editing-cycles>7</meta:editing-cycles>
    <meta:generator>LibreOffice/5.4.2.2$Windows_X86_64 LibreOffice_project/22b09f6418e8c2d508a9eaf86b2399209b0990f4</meta:generator>
    <dc:date>2018-11-19T15:10:06.261000000</dc:date>
    <meta:document-statistic meta:table-count="0" meta:image-count="0" meta:object-count="0" meta:page-count="1" meta:paragraph-count="7" meta:word-count="74" meta:character-count="527" meta:non-whitespace-character-count="460"/>
    <meta:user-defined meta:name="Info 1"/>
    <meta:user-defined meta:name="Info 2"/>
    <meta:user-defined meta:name="Info 3"/>
    <meta:user-defined meta:name="Info 4"/>
  </office:meta>
</office:document-meta>
</file>